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adornments="Regular" style:font-pitch="variable"/>
    <style:font-face style:name="LM Mono 12" svg:font-family="'LM Mono 12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_20_Dot" svg:stroke-width="0.051cm" svg:stroke-color="#000000" draw:marker-start-width="0.279cm" draw:marker-end="Arrowheads_20_1" draw:marker-end-width="0.33cm" draw:fill="none" draw:fill-color="#729fcf" draw:textarea-vertical-align="middle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draw:stroke="solid" draw:stroke-dash="Double_20_Dash" svg:stroke-width="0.051cm" svg:stroke-color="#000000" draw:marker-start-width="0.279cm" draw:marker-end="Arrowheads_20_1" draw:marker-end-width="0.33cm" draw:fill="none" draw:fill-color="#729fcf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draw:stroke="solid" draw:stroke-dash="Double_20_Dash" svg:stroke-width="0.051cm" draw:marker-start-width="0.279cm" draw:marker-end="Arrow_20_large" draw:marker-end-width="0.279cm" draw:marker-end-center="true" draw:fill="none" draw:fill-color="#729fcf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draw:stroke="solid" draw:stroke-dash="Double_20_Dash_20_Dot" svg:stroke-width="0.051cm" svg:stroke-color="#000000" draw:marker-start-width="0.279cm" draw:marker-end="Arrowheads_20_1" draw:marker-end-width="0.33cm" draw:fill="none" draw:fill-color="#000000" draw:textarea-vertical-align="middle" fo:padding-top="0.151cm" fo:padding-bottom="0.151cm" fo:padding-left="0.276cm" fo:padding-right="0.276cm" draw:shadow-offset-x="0.203cm" draw:shadow-offset-y="0.203cm" loext:decorative="false"/>
    </style:style>
    <style:style style:name="gr5" style:family="graphic" style:parent-style-name="objectwithoutfill">
      <style:graphic-properties draw:stroke="solid" draw:stroke-dash="Double_20_Dash_20_Dot" svg:stroke-width="0.051cm" svg:stroke-color="#000000" draw:marker-start-width="0.279cm" draw:marker-end="Arrowheads_20_1" draw:marker-end-width="0.33cm" draw:fill="none" draw:fill-color="#729fcf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6cm" fo:min-width="0cm" loext:decorative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6cm" fo:min-width="0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161cm" fo:min-width="0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34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235cm" loext:decorative="false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  <style:text-properties fo:color="#000000" loext:opacity="100%" fo:font-size="26pt" fo:background-color="#999999"/>
    </style:style>
    <style:style style:name="P2" style:family="paragraph">
      <loext:graphic-properties draw:fill="none" draw:fill-color="#000000"/>
      <style:paragraph-properties fo:text-align="center"/>
      <style:text-properties fo:color="#000000" loext:opacity="100%" fo:font-size="26pt" fo:background-color="#999999"/>
    </style:style>
    <style:style style:name="P3" style:family="paragraph">
      <loext:graphic-properties draw:fill-color="#000000"/>
      <style:paragraph-properties fo:text-align="center"/>
      <style:text-properties fo:color="#000000" loext:opacity="100%"/>
    </style:style>
    <style:style style:name="P4" style:family="paragraph">
      <style:paragraph-properties fo:text-align="center"/>
      <style:text-properties fo:color="#000000" loext:opacity="100%" style:font-name="LM Mono 10" fo:font-size="10pt" fo:background-color="#729fcf"/>
    </style:style>
    <style:style style:name="P5" style:family="paragraph">
      <loext:graphic-properties draw:fill-color="#000000"/>
      <style:paragraph-properties fo:text-align="center" style:writing-mode="lr-tb"/>
      <style:text-properties fo:color="#000000" loext:opacity="100%" style:font-name="LM Mono 10" fo:font-size="10pt" fo:background-color="#729fcf"/>
    </style:style>
    <style:style style:name="P6" style:family="paragraph">
      <loext:graphic-properties draw:fill="none" draw:fill-color="#ffffff"/>
      <style:text-properties fo:color="#000000" loext:opacity="100%" style:font-name="LM Mono 12"/>
    </style:style>
    <style:style style:name="P7" style:family="paragraph">
      <loext:graphic-properties draw:fill="none" draw:fill-color="#ffffff"/>
      <style:text-properties fo:color="#000000" loext:opacity="100%" fo:font-size="12pt"/>
    </style:style>
    <style:style style:name="T1" style:family="text">
      <style:text-properties fo:color="#000000" loext:opacity="100%" style:font-name="LM Mono 10" fo:font-size="10pt" fo:background-color="#729fcf"/>
    </style:style>
    <style:style style:name="T2" style:family="text">
      <style:text-properties fo:color="#000000" loext:opacity="100%" style:font-name="LM Mono 12"/>
    </style:style>
    <style:style style:name="T3" style:family="text">
      <style:text-properties fo:color="#000000" loext:opacity="100%" style:text-position="sub 58%" style:font-name="LM Mono 12" fo:font-size="16pt"/>
    </style:style>
    <style:style style:name="T4" style:family="text">
      <style:text-properties fo:color="#00000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959cm" svg:y1="8.949cm" svg:x2="12.633cm" svg:y2="10.231cm" draw:start-shape="id1" draw:start-glue-point="9" draw:end-shape="id2" draw:end-glue-point="6" svg:d="M10959 8949l1674 1282" svg:viewBox="0 0 1675 1283">
          <text:p/>
        </draw:connector>
        <draw:connector draw:style-name="gr2" draw:text-style-name="P1" draw:layer="layout" draw:type="line" svg:x1="12.718cm" svg:y1="10.025cm" svg:x2="12.174cm" svg:y2="8.211cm" draw:start-shape="id2" draw:start-glue-point="5" draw:end-shape="id3" draw:end-glue-point="9" svg:d="M12718 10025l-544-1814" svg:viewBox="0 0 545 1815">
          <text:p/>
        </draw:connector>
        <draw:connector draw:style-name="gr1" draw:text-style-name="P1" draw:layer="layout" draw:type="line" svg:x1="7.859cm" svg:y1="8.129cm" svg:x2="10.549cm" svg:y2="8.539cm" draw:start-shape="id4" draw:start-glue-point="9" draw:end-shape="id1" draw:end-glue-point="5" svg:d="M7859 8129l2690 410" svg:viewBox="0 0 2691 411">
          <text:p/>
        </draw:connector>
        <draw:connector draw:style-name="gr1" draw:text-style-name="P1" draw:layer="layout" draw:type="line" svg:x1="10.959cm" svg:y1="8.539cm" svg:x2="11.764cm" svg:y2="8.211cm" draw:start-shape="id1" draw:start-glue-point="11" draw:end-shape="id3" draw:end-glue-point="7" svg:d="M10959 8539l805-328" svg:viewBox="0 0 806 329">
          <text:p/>
        </draw:connector>
        <draw:connector draw:style-name="gr3" draw:text-style-name="P1" draw:layer="layout" draw:type="line" svg:x1="10.754cm" svg:y1="8.454cm" svg:x2="11.334cm" svg:y2="4.901cm" draw:start-shape="id1" draw:start-glue-point="4" draw:end-shape="id5" draw:end-glue-point="8" svg:d="M10754 8454l580-3553" svg:viewBox="0 0 581 3554">
          <text:p/>
        </draw:connector>
        <draw:connector draw:style-name="gr4" draw:text-style-name="P2" draw:layer="layout" draw:type="line" svg:x1="7.859cm" svg:y1="7.719cm" svg:x2="9.698cm" svg:y2="7.201cm" draw:start-shape="id4" draw:start-glue-point="11" draw:end-shape="id6" draw:end-glue-point="7" svg:d="M7859 7719l1839-518" svg:viewBox="0 0 1840 519">
          <text:p/>
        </draw:connector>
        <draw:connector draw:style-name="gr5" draw:text-style-name="P1" draw:layer="layout" draw:type="line" svg:x1="10.108cm" svg:y1="6.791cm" svg:x2="11.128cm" svg:y2="4.816cm" draw:start-shape="id6" draw:start-glue-point="11" draw:end-shape="id5" draw:end-glue-point="7" svg:d="M10108 6791l1020-1975" svg:viewBox="0 0 1021 1976">
          <text:p/>
        </draw:connector>
        <draw:connector draw:style-name="gr1" draw:text-style-name="P1" draw:layer="layout" draw:type="line" svg:x1="13.128cm" svg:y1="10.025cm" svg:x2="12.661cm" svg:y2="6.014cm" draw:start-shape="id2" draw:start-glue-point="11" draw:end-shape="id7" draw:end-glue-point="8" svg:d="M13128 10025l-467-4011" svg:viewBox="0 0 468 4012">
          <text:p/>
        </draw:connector>
        <draw:custom-shape draw:style-name="gr6" draw:text-style-name="P3" xml:id="id4" draw:id="id4" draw:layer="layout" svg:width="0.58cm" svg:height="0.58cm" svg:x="7.364cm" svg:y="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0.58cm" svg:height="0.58cm" svg:x="9.613cm" svg:y="6.706cm">
          <text:p text:style-name="P4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0.579cm" svg:height="0.58cm" svg:x="11.044cm" svg:y="4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0.58cm" svg:height="0.58cm" svg:x="10.464cm" svg:y="8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" draw:id="id3" draw:layer="layout" svg:width="0.58cm" svg:height="0.579cm" svg:x="11.679cm" svg:y="7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" draw:id="id2" draw:layer="layout" svg:width="0.58cm" svg:height="0.579cm" svg:x="12.633cm" svg:y="9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7" draw:id="id7" draw:layer="layout" svg:width="0.58cm" svg:height="0.58cm" svg:x="12.371cm" svg:y="5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27cm" svg:height="1.945cm" svg:x="6.435cm" svg:y="6.08cm">
          <draw:text-box>
            <text:p><text:span text:style-name="T2">V</text:span><text:span text:style-name="T3">0</text:span></text:p>
          </draw:text-box>
        </draw:frame>
        <draw:frame draw:style-name="gr10" draw:text-style-name="P6" draw:layer="layout" svg:width="1.192cm" svg:height="1.969cm" svg:x="8.735cm" svg:y="5.381cm">
          <draw:text-box>
            <text:p><text:span text:style-name="T2">V</text:span><text:span text:style-name="T3">1</text:span></text:p>
          </draw:text-box>
        </draw:frame>
        <draw:frame draw:style-name="gr9" draw:text-style-name="P6" draw:layer="layout" svg:width="1.27cm" svg:height="1.945cm" svg:x="10.245cm" svg:y="2.905cm">
          <draw:text-box>
            <text:p><text:span text:style-name="T2">V</text:span><text:span text:style-name="T3">2</text:span></text:p>
          </draw:text-box>
        </draw:frame>
        <draw:frame draw:style-name="gr9" draw:text-style-name="P6" draw:layer="layout" svg:width="1.27cm" svg:height="1.945cm" svg:x="9.61cm" svg:y="7.627cm">
          <draw:text-box>
            <text:p><text:span text:style-name="T2">V</text:span><text:span text:style-name="T3">3</text:span></text:p>
          </draw:text-box>
        </draw:frame>
        <draw:frame draw:style-name="gr9" draw:text-style-name="P6" draw:layer="layout" svg:width="1.27cm" svg:height="1.945cm" svg:x="11.197cm" svg:y="6.04cm">
          <draw:text-box>
            <text:p><text:span text:style-name="T2">V</text:span><text:span text:style-name="T3">4</text:span></text:p>
          </draw:text-box>
        </draw:frame>
        <draw:frame draw:style-name="gr9" draw:text-style-name="P6" draw:layer="layout" svg:width="1.27cm" svg:height="1.945cm" svg:x="13.102cm" svg:y="8.302cm">
          <draw:text-box>
            <text:p><text:span text:style-name="T2">V</text:span><text:span text:style-name="T3">5</text:span></text:p>
          </draw:text-box>
        </draw:frame>
        <draw:frame draw:style-name="gr9" draw:text-style-name="P6" draw:layer="layout" svg:width="1.27cm" svg:height="1.945cm" svg:x="11.515cm" svg:y="4.492cm">
          <draw:text-box>
            <text:p><text:span text:style-name="T2">V</text:span><text:span text:style-name="T3">6</text:span></text:p>
          </draw:text-box>
        </draw:frame>
        <draw:frame draw:style-name="gr11" draw:text-style-name="P7" draw:layer="layout" svg:width="0.849cm" svg:height="1.199cm" svg:x="10.911cm" svg:y="3.798cm">
          <draw:text-box>
            <text:p><text:span text:style-name="T4"><text:s/></text:span><text:span text:style-name="T4">2</text:span></text:p>
          </draw:text-box>
        </draw:frame>
        <draw:frame draw:style-name="gr12" draw:text-style-name="P7" draw:layer="layout" svg:width="0.735cm" svg:height="1.199cm" svg:x="10.411cm" svg:y="7.898cm">
          <draw:text-box>
            <text:p><text:span text:style-name="T4">3</text:span></text:p>
          </draw:text-box>
        </draw:frame>
        <draw:frame draw:style-name="gr12" draw:text-style-name="P7" draw:layer="layout" svg:width="0.735cm" svg:height="1.199cm" svg:x="11.611cm" svg:y="7.198cm">
          <draw:text-box>
            <text:p><text:span text:style-name="T4">4</text:span></text:p>
          </draw:text-box>
        </draw:frame>
        <draw:frame draw:style-name="gr12" draw:text-style-name="P7" draw:layer="layout" svg:width="0.735cm" svg:height="1.199cm" svg:x="12.474cm" svg:y="9.365cm">
          <draw:text-box>
            <text:p><text:span text:style-name="T4">5</text:span></text:p>
          </draw:text-box>
        </draw:frame>
        <draw:frame draw:style-name="gr12" draw:text-style-name="P7" draw:layer="layout" svg:width="0.735cm" svg:height="1.199cm" svg:x="12.367cm" svg:y="4.927cm">
          <draw:text-box>
            <text:p><text:span text:style-name="T4">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adornments="Regular" style:font-pitch="variable"/>
    <style:font-face style:name="LM Mono 12" svg:font-family="'LM Mono 12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6:56:23.967856052</meta:creation-date>
    <dc:date>2026-03-23T18:44:25.674096690</dc:date>
    <meta:editing-duration>PT4H18M3S</meta:editing-duration>
    <meta:editing-cycles>4</meta:editing-cycles>
    <meta:generator>LibreOffice/24.2.7.2$Linux_X86_64 LibreOffice_project/420$Build-2</meta:generator>
    <meta:document-statistic meta:object-count="27"/>
  </office:meta>
</office:document-meta>
</file>